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4c4c4c" draw:fill-color="#e6e6e6" draw:textarea-horizontal-align="right" draw:textarea-vertical-align="bottom" draw:auto-grow-height="false"/>
    </style:style>
    <style:style style:name="gr2" style:family="graphic" style:parent-style-name="standard">
      <style:graphic-properties svg:stroke-color="#4c4c4c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4c4c4c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8.382cm" svg:x="0.254cm" svg:y="0.25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89cm" svg:height="2.54cm" svg:x="0.508cm" svg:y="0.635cm">
          <text:p text:style-name="P2">R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89cm" svg:height="2.54cm" svg:x="0.508cm" svg:y="3.175cm">
          <text:p text:style-name="P2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89cm" svg:height="2.54cm" svg:x="0.508cm" svg:y="5.715cm">
          <text:p text:style-name="P2"><text:s/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32cm" svg:height="2.54cm" svg:x="6.033cm" svg:y="0.635cm">
          <text:p text:style-name="P3"><text:span text:style-name="T1">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32cm" svg:height="2.54cm" svg:x="8.365cm" svg:y="0.635cm">
          <text:p text:style-name="P3"><text:span text:style-name="T1">Rem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32cm" svg:height="2.54cm" svg:x="8.365cm" svg:y="3.175cm">
          <text:p text:style-name="P3"><text:span text:style-name="T1">Sha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32cm" svg:height="2.54cm" svg:x="6.05cm" svg:y="5.715cm">
          <text:p text:style-name="P5"><text:span text:style-name="T2">JVM</text:span></text:p>
          <text:p text:style-name="P5"><text:span text:style-name="T2">Method</text:span></text:p>
          <text:p text:style-name="P5"><text:span text:style-name="T2">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2.332cm" svg:height="2.54cm" svg:x="3.764cm" svg:y="3.175cm">
          <text:p text:style-name="P7"><text:span text:style-name="T3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46cm" svg:height="7.62cm" svg:x="10.697cm" svg:y="0.635cm">
          <text:p text:style-name="P1">Plug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32cm" svg:height="2.54cm" svg:x="8.365cm" svg:y="5.715cm">
          <text:p text:style-name="P5"><text:span text:style-name="T2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32cm" svg:height="2.54cm" svg:x="3.764cm" svg:y="5.715cm">
          <text:p text:style-name="P5"><text:span text:style-name="T2">Executor</text:span></text:p>
          <text:p text:style-name="P5"><text:span text:style-name="T2">Service</text:span></text:p>
          <text:p text:style-name="P5"><text:span text:style-name="T2">ForkJo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32cm" svg:height="2.54cm" svg:x="6.05cm" svg:y="3.175cm">
          <text:p text:style-name="P5"><text:span text:style-name="T2">Dedic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4-02-04T19:37:16.025588094</meta:creation-date>
    <dc:date>2014-04-11T14:34:12.594087238</dc:date>
    <dc:creator>Behrooz Nobakht</dc:creator>
    <meta:editing-duration>PT13M22S</meta:editing-duration>
    <meta:editing-cycles>6</meta:editing-cycles>
    <meta:generator>LibreOffice/4.1.3.2$Linux_X86_64 LibreOffice_project/410m0$Build-2</meta:generator>
    <meta:document-statistic meta:object-count="13"/>
  </office:meta>
</office:document-meta>
</file>